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AE0000014396AF0418.png"/>
  <manifest:file-entry manifest:media-type="image/png" manifest:full-path="Pictures/10000201000003AE0000014321473F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hn Bell CS296N Lab 2 Part 1 Screenshots</text:p>
      <text:p text:style-name="Standard"><draw:frame draw:style-name="fr1" draw:name="graphics1" text:anchor-type="paragraph" svg:x="0.052in" svg:y="0.552in" svg:width="6.9252in" svg:height="2.3744in" draw:z-index="0"><draw:image xlink:href="Pictures/10000201000003AE0000014321473F2C.png" xlink:type="simple" xlink:show="embed" xlink:actuate="onLoad"/></draw:frame><draw:frame draw:style-name="fr1" draw:name="graphics2" text:anchor-type="paragraph" svg:x="0.0311in" svg:y="3.6252in" svg:width="6.9252in" svg:height="2.3744in" draw:z-index="1"><draw:image xlink:href="Pictures/10000201000003AE0000014396AF04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Bell</meta:initial-creator>
    <meta:creation-date>2018-01-28T16:30:03.22</meta:creation-date>
    <meta:document-statistic meta:table-count="0" meta:image-count="2" meta:object-count="0" meta:page-count="1" meta:paragraph-count="1" meta:word-count="8" meta:character-count="41"/>
    <dc:date>2018-01-28T16:32:55.72</dc:date>
    <dc:creator>John Bell</dc:creator>
    <meta:editing-duration>PT2M52S</meta:editing-duration>
    <meta:editing-cycles>1</meta:editing-cycles>
    <meta:generator>OpenOffice/4.1.2$Win32 OpenOffice.org_project/412m3$Build-9782</meta:generator>
  </office:meta>
</office:document-meta>
</file>